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1576in" fo:text-indent="-0.0784in">
        <style:tab-stops/>
      </style:paragraph-properties>
    </style:style>
    <style:style style:name="T2" style:parent-style-name="DefaultParagraphFont" style:family="text">
      <style:text-properties style:font-name="Calibri" fo:font-weight="bold" style:font-weight-asian="bold" style:font-weight-complex="bold" fo:font-size="26pt" style:font-size-asian="26pt" style:font-size-complex="26pt" fo:language="ru" fo:country="RU"/>
    </style:style>
    <style:style style:name="T3" style:parent-style-name="DefaultParagraphFont" style:family="text">
      <style:text-properties style:font-name="Calibri" fo:font-weight="bold" style:font-weight-asian="bold" style:font-weight-complex="bold" fo:font-size="26pt" style:font-size-asian="26pt" style:font-size-complex="26pt"/>
    </style:style>
    <style:style style:name="T4" style:parent-style-name="DefaultParagraphFont" style:family="text">
      <style:text-properties style:font-name="Calibri" fo:font-weight="bold" style:font-weight-asian="bold" style:font-weight-complex="bold" fo:font-size="26pt" style:font-size-asian="26pt" style:font-size-complex="26pt" fo:language="ru" fo:country="RU"/>
    </style:style>
    <style:style style:name="T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7" style:parent-style-name="DefaultParagraphFont" style:family="text">
      <style:text-properties style:font-name="Calibri" fo:font-size="16pt" style:font-size-asian="16pt" style:font-size-complex="16pt" fo:language="ru" fo:country="RU"/>
    </style:style>
    <style:style style:name="T18" style:parent-style-name="DefaultParagraphFont" style:family="text">
      <style:text-properties style:font-name="Calibri" fo:font-size="16pt" style:font-size-asian="16pt" style:font-size-complex="16pt"/>
    </style:style>
    <style:style style:name="T1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21" style:parent-style-name="Standard" style:family="paragraph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22" style:parent-style-name="Standard" style:family="paragraph">
      <style:paragraph-properties fo:margin-left="-0.118in" fo:text-indent="0.118in">
        <style:tab-stops/>
      </style:paragraph-properties>
    </style:style>
    <style:style style:name="T2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2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3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3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32" style:parent-style-name="Standard" style:family="paragraph">
      <style:paragraph-properties fo:text-indent="0.118in"/>
    </style:style>
    <style:style style:name="T3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34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40" style:parent-style-name="Standard" style:family="paragraph">
      <style:paragraph-properties fo:margin-left="-0.118in">
        <style:tab-stops/>
      </style:paragraph-properties>
    </style:style>
    <style:style style:name="T4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4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4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4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4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4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5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5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52" style:parent-style-name="Standard" style:family="paragraph">
      <style:paragraph-properties fo:text-indent="0.118in"/>
    </style:style>
    <style:style style:name="T5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54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59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60" style:parent-style-name="Standard" style:family="paragraph">
      <style:paragraph-properties fo:text-indent="-0.0395in"/>
    </style:style>
    <style:style style:name="T6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6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73" style:parent-style-name="Standard" style:family="paragraph">
      <style:paragraph-properties fo:text-indent="0.1576in"/>
    </style:style>
    <style:style style:name="T74" style:parent-style-name="DefaultParagraphFont" style:family="text">
      <style:text-properties style:font-name="Calibri" fo:font-size="16pt" style:font-size-asian="16pt" style:font-size-complex="16pt" fo:language="ru" fo:country="RU"/>
    </style:style>
    <style:style style:name="T7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7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7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7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8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81" style:parent-style-name="Standard" style:family="paragraph">
      <style:text-properties style:font-name="Calibri" fo:font-size="16pt" style:font-size-asian="16pt" style:font-size-complex="16pt" fo:language="ru" fo:country="RU"/>
    </style:style>
    <style:style style:name="P82" style:parent-style-name="Standard" style:family="paragraph">
      <style:paragraph-properties fo:text-indent="-0.0395in"/>
    </style:style>
    <style:style style:name="T8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8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8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4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95" style:parent-style-name="Standard" style:family="paragraph">
      <style:paragraph-properties fo:text-indent="0.118in"/>
    </style:style>
    <style:style style:name="T96" style:parent-style-name="DefaultParagraphFont" style:family="text">
      <style:text-properties style:font-name="Calibri" fo:font-size="16pt" style:font-size-asian="16pt" style:font-size-complex="16pt" fo:language="ru" fo:country="RU"/>
    </style:style>
    <style:style style:name="T9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9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9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0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0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103" style:parent-style-name="Standard" style:family="paragraph">
      <style:paragraph-properties fo:text-indent="0.118in"/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104" style:parent-style-name="Standard" style:family="paragraph">
      <style:paragraph-properties fo:text-indent="-0.0395in"/>
    </style:style>
    <style:style style:name="T10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06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07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0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0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110" style:parent-style-name="Standard" style:family="paragraph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111" style:parent-style-name="Standard" style:family="paragraph">
      <style:text-properties fo:font-weight="bold" style:font-weight-asian="bold" style:font-weight-complex="bold" fo:font-size="26pt" style:font-size-asian="26pt" style:font-size-complex="26pt"/>
    </style:style>
    <style:style style:name="P112" style:parent-style-name="Standard" style:family="paragraph">
      <style:paragraph-properties fo:text-indent="-0.0784in"/>
    </style:style>
    <style:style style:name="T113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14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15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16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17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18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P119" style:parent-style-name="Standard" style:family="paragraph">
      <style:paragraph-properties fo:text-indent="-0.0784in"/>
    </style:style>
    <style:style style:name="T120" style:parent-style-name="DefaultParagraphFont" style:family="text">
      <style:text-properties style:font-name="Calibri" fo:color="#000000" fo:font-size="16pt" style:font-size-asian="16pt" style:font-size-complex="16pt" fo:background-color="#FFFFFF"/>
    </style:style>
    <style:style style:name="T121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2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3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4" style:parent-style-name="DefaultParagraphFont" style:family="text">
      <style:text-properties style:font-name="Calibri" fo:color="#000000" fo:font-size="16pt" style:font-size-asian="16pt" style:font-size-complex="16pt" fo:background-color="#FFFFFF" fo:language="ru" fo:country="RU"/>
    </style:style>
    <style:style style:name="T125" style:parent-style-name="DefaultParagraphFont" style:family="text">
      <style:text-properties style:font-name="Calibri" fo:color="#000000" fo:font-size="16pt" style:font-size-asian="16pt" style:font-size-complex="16pt" fo:background-color="#FFFFFF"/>
    </style:style>
    <style:style style:name="T126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7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8" style:parent-style-name="DefaultParagraphFont" style:family="text">
      <style:text-properties style:font-name="Calibri" fo:font-weight="bold" style:font-weight-asian="bold" style:font-weight-complex="bold" fo:color="#000000" fo:font-size="16pt" style:font-size-asian="16pt" style:font-size-complex="16pt" fo:background-color="#FFFFFF"/>
    </style:style>
    <style:style style:name="T129" style:parent-style-name="DefaultParagraphFont" style:family="text">
      <style:text-properties style:font-name="Calibri" fo:color="#000000" fo:font-size="16pt" style:font-size-asian="16pt" style:font-size-complex="16pt" fo:background-color="#FFFFFF"/>
    </style:style>
    <style:style style:name="P130" style:parent-style-name="Standard" style:family="paragraph">
      <style:paragraph-properties fo:text-indent="-0.0784in"/>
    </style:style>
    <style:style style:name="T131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/>
    </style:style>
    <style:style style:name="T132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/>
    </style:style>
    <style:style style:name="T133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/>
    </style:style>
    <style:style style:name="T134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 fo:language="ru" fo:country="RU"/>
    </style:style>
    <style:style style:name="T135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/>
    </style:style>
    <style:style style:name="T136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 fo:language="ru" fo:country="RU"/>
    </style:style>
    <style:style style:name="T137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6pt"/>
    </style:style>
    <style:style style:name="T138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/>
    </style:style>
    <style:style style:name="T139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40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41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42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T143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language="ru" fo:country="RU"/>
    </style:style>
    <style:style style:name="P144" style:parent-style-name="Standard" style:family="paragraph">
      <style:paragraph-properties fo:text-indent="0.118in"/>
    </style:style>
    <style:style style:name="T145" style:parent-style-name="DefaultParagraphFont" style:family="text">
      <style:text-properties style:font-name="Calibri" fo:font-weight="bold" style:font-weight-asian="bold" style:font-weight-complex="bold" fo:font-size="16pt" style:font-size-asian="16pt" style:font-size-complex="16pt" fo:background-color="#FFFFFF" fo:language="ru" fo:country="RU"/>
    </style:style>
    <style:style style:name="T146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8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4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1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3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5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6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8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159" style:parent-style-name="DefaultParagraphFon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160" style:parent-style-name="Standard" style:family="paragraph">
      <style:text-properties fo:font-weight="bold" style:font-weight-asian="bold" style:font-weight-complex="bold" fo:font-size="26pt" style:font-size-asian="26pt" style:font-size-complex="26pt" fo:language="ru" fo:country="RU"/>
    </style:style>
    <style:style style:name="P161" style:parent-style-name="Standard" style:family="paragraph">
      <style:text-properties fo:font-weight="bold" style:font-weight-asian="bold" style:font-weight-complex="bold" fo:font-size="26pt" style:font-size-asian="26pt" style:font-size-complex="26pt" fo:language="ru" fo:country="RU"/>
    </style:style>
    <style:style style:name="T162" style:parent-style-name="DefaultParagraphFont" style:family="text">
      <style:text-properties fo:font-weight="bold" style:font-weight-asian="bold" style:font-weight-complex="bold" fo:font-size="26pt" style:font-size-asian="26pt" style:font-size-complex="26pt" fo:language="ru" fo:country="RU"/>
    </style:style>
    <style:style style:name="T163" style:parent-style-name="DefaultParagraphFont" style:family="text">
      <style:text-properties fo:font-weight="bold" style:font-weight-asian="bold" style:font-weight-complex="bold" fo:font-size="26pt" style:font-size-asian="26pt" style:font-size-complex="26pt"/>
    </style:style>
    <style:style style:name="T164" style:parent-style-name="DefaultParagraphFont" style:family="text">
      <style:text-properties fo:font-weight="bold" style:font-weight-asian="bold" style:font-weight-complex="bold" fo:font-size="26pt" style:font-size-asian="26pt" style:font-size-complex="26pt" fo:language="ru" fo:country="RU"/>
    </style:style>
    <style:style style:name="T165" style:parent-style-name="DefaultParagraphFont" style:family="text">
      <style:text-properties fo:font-size="16pt" style:font-size-asian="16pt" style:font-size-complex="16pt" style:text-underline-type="single" style:text-underline-style="solid" style:text-underline-width="auto" style:text-underline-mode="continuous" fo:language="ru" fo:country="RU"/>
    </style:style>
  </office:automatic-styles>
  <office:body>
    <office:text text:use-soft-page-breaks="true">
      <text:p text:style-name="P1"><text:span text:style-name="T2">1.</text:span><text:span text:style-name="T3">SFML</text:span><text:span text:style-name="T4">:</text:span></text:p>
      <text:p text:style-name="Standard"><text:span text:style-name="T5">1.</text:span><text:span text:style-name="T6">Все конфигурации</text:span><text:span text:style-name="T7">,</text:span><text:span text:style-name="T8"><text:s/>Все платформы:</text:span></text:p>
      <text:p text:style-name="Standard"><text:span text:style-name="T9">C</text:span><text:span text:style-name="T10">/</text:span><text:span text:style-name="T11">C</text:span><text:span text:style-name="T12">++ =&gt;<text:s/></text:span><text:span text:style-name="T13">общие<text:s/></text:span><text:span text:style-name="T14">=&gt;<text:s/></text:span><text:span text:style-name="T15">дополнительные каталоги вкючаемых файлов.</text:span><text:span text:style-name="T16"><text:s text:c="9"/></text:span><text:span text:style-name="T17">Прописываем путь до папки<text:s/></text:span><text:span text:style-name="T18">include</text:span><text:span text:style-name="T19"><text:s/></text:span><text:span text:style-name="T20">(вообще пох какая битность)</text:span></text:p>
      <text:p text:style-name="P21"/>
      <text:p text:style-name="P22"><text:span text:style-name="T23">2.</text:span><text:span text:style-name="T24">Release</text:span><text:span text:style-name="T25">,</text:span><text:span text:style-name="T26"><text:s/>Все платформы:</text:span></text:p>
      <text:p text:style-name="Standard"><text:span text:style-name="T27">Компоновщик =</text:span><text:span text:style-name="T28">&gt;<text:s/></text:span><text:span text:style-name="T29">Ввод<text:s/></text:span><text:span text:style-name="T30">=&gt;<text:s/></text:span><text:span text:style-name="T31">Дополнительные зависимости.</text:span></text:p>
      <text:p text:style-name="P32"><text:span text:style-name="T33">Дописываем туда это:</text:span></text:p>
      <text:p text:style-name="P34">sfml-graphics.lib</text:p>
      <text:p text:style-name="P35">sfml-window.lib</text:p>
      <text:p text:style-name="P36">sfml-system.lib</text:p>
      <text:p text:style-name="P37">sfml-audio.lib</text:p>
      <text:p text:style-name="P38">sfml-network.lib</text:p>
      <text:p text:style-name="P39"/>
      <text:p text:style-name="P40"><text:span text:style-name="T41"><text:s/>3.Debug,</text:span><text:span text:style-name="T42"><text:s/></text:span><text:span text:style-name="T43">Все</text:span><text:span text:style-name="T44"><text:s/></text:span><text:span text:style-name="T45">платформы</text:span><text:span text:style-name="T46">:</text:span></text:p>
      <text:p text:style-name="Standard"><text:span text:style-name="T47">Компоновщик =</text:span><text:span text:style-name="T48">&gt;<text:s/></text:span><text:span text:style-name="T49">Ввод<text:s/></text:span><text:span text:style-name="T50">=&gt;<text:s/></text:span><text:span text:style-name="T51">Дополнительные зависимости.</text:span></text:p>
      <text:p text:style-name="P52"><text:span text:style-name="T53">Дописываем туда это:</text:span></text:p>
      <text:p text:style-name="P54">sfml-graphics-d.lib</text:p>
      <text:p text:style-name="P55">sfml-window-d.lib</text:p>
      <text:p text:style-name="P56">sfml-system-d.lib</text:p>
      <text:p text:style-name="P57">sfml-audio-d.lib</text:p>
      <text:p text:style-name="P58">sfml-network-d.lib</text:p>
      <text:p text:style-name="P59"/>
      <text:p text:style-name="P60"><text:span text:style-name="T61">4</text:span><text:span text:style-name="T62">.Все конфигурации</text:span><text:span text:style-name="T63">,</text:span><text:span text:style-name="T64"><text:s/>Платформа<text:s/></text:span><text:span text:style-name="T65">Win</text:span><text:span text:style-name="T66">32</text:span><text:span text:style-name="T67">:</text:span></text:p>
      <text:p text:style-name="Standard"><text:span text:style-name="T68">Компоновщик =</text:span><text:span text:style-name="T69">&gt;<text:s/></text:span><text:span text:style-name="T70">общие<text:s/></text:span><text:span text:style-name="T71">=&gt;<text:s/></text:span><text:span text:style-name="T72">дополнительные каталоги библиотек.</text:span></text:p>
      <text:p text:style-name="P73"><text:span text:style-name="T74">Прописываем путь до папки<text:s/></text:span><text:span text:style-name="T75">lib</text:span><text:span text:style-name="T76"><text:s/>(</text:span><text:span text:style-name="T77">SFML</text:span><text:span text:style-name="T78"><text:s/></text:span><text:span text:style-name="T79">x</text:span><text:span text:style-name="T80">32/86)</text:span></text:p>
      <text:p text:style-name="P81"/>
      <text:p text:style-name="P82"><text:span text:style-name="T83">5</text:span><text:span text:style-name="T84">.Все конфигурации</text:span><text:span text:style-name="T85">,</text:span><text:span text:style-name="T86"><text:s/>Платформа<text:s/></text:span><text:span text:style-name="T87">Win</text:span><text:span text:style-name="T88">64</text:span><text:span text:style-name="T89">:</text:span></text:p>
      <text:p text:style-name="Standard"><text:span text:style-name="T90">Компоновщик =</text:span><text:span text:style-name="T91">&gt;<text:s/></text:span><text:span text:style-name="T92">общие<text:s/></text:span><text:span text:style-name="T93">=&gt;<text:s/></text:span><text:span text:style-name="T94">дополнительные каталоги библиотек.</text:span></text:p>
      <text:p text:style-name="P95"><text:span text:style-name="T96">Прописываем путь до папки<text:s/></text:span><text:span text:style-name="T97">lib</text:span><text:span text:style-name="T98"><text:s/>(</text:span><text:span text:style-name="T99">SFML</text:span><text:span text:style-name="T100"><text:s/></text:span><text:span text:style-name="T101">x</text:span><text:span text:style-name="T102">64)</text:span></text:p>
      <text:p text:style-name="P103"/>
      <text:p text:style-name="P104"><text:span text:style-name="T105">6.<text:s/></text:span><text:span text:style-name="T106">После сборки всех вариантов, кидаем бинарники из папок<text:s/></text:span><text:span text:style-name="T107">bin</text:span><text:span text:style-name="T108"><text:s/></text:span><text:span text:style-name="T109">по своим местам</text:span></text:p>
      <text:p text:style-name="P110"/>
      <text:p text:style-name="P111">2.ImGui:</text:p>
      <text:p text:style-name="P112"><text:span text:style-name="T113">1.</text:span><text:span text:style-name="T114">Project =&gt; "VC++<text:s/></text:span><text:span text:style-name="T115">Directories</text:span><text:span text:style-name="T116">" =&gt; "Include<text:s/></text:span><text:span text:style-name="T117">Directories</text:span><text:span text:style-name="T118">"</text:span></text:p>
      <text:p text:style-name="P119"><text:span text:style-name="T120"><text:s text:c="3"/>and set way to <text:s/></text:span><text:span text:style-name="T121">...</text:span><text:span text:style-name="T122">\</text:span><text:span text:style-name="T123">imgui-master<text:s/></text:span><text:span text:style-name="T124">и</text:span><text:span text:style-name="T125"><text:s/></text:span><text:span text:style-name="T126">...</text:span><text:span text:style-name="T127">\</text:span><text:span text:style-name="T128">imgui-sfml-master</text:span><text:span text:style-name="T129"><text:s text:c="2"/>IT ONLY 32 BIT!!</text:span></text:p>
      <text:p text:style-name="P130"><text:span text:style-name="T131">2</text:span><text:span text:style-name="T132">.Debug,</text:span><text:span text:style-name="T133"><text:s/></text:span><text:span text:style-name="T134">Все</text:span><text:span text:style-name="T135"><text:s/></text:span><text:span text:style-name="T136">платформы</text:span><text:span text:style-name="T137">:</text:span></text:p>
      <text:p text:style-name="Standard"><text:span text:style-name="T138"><text:s text:c="3"/></text:span><text:span text:style-name="T139">Компоновщик =</text:span><text:span text:style-name="T140">&gt;<text:s/></text:span><text:span text:style-name="T141">Ввод<text:s/></text:span><text:span text:style-name="T142">=&gt;<text:s/></text:span><text:span text:style-name="T143">Дополнительные зависимости.</text:span></text:p>
      <text:p text:style-name="P144"><text:span text:style-name="T145">Дописываем туда это:</text:span></text:p>
      <text:p text:style-name="Standard"><text:span text:style-name="T146">"</text:span><text:span text:style-name="T147">opengl</text:span><text:span text:style-name="T148">32.</text:span><text:span text:style-name="T149">lib</text:span><text:span text:style-name="T150">"</text:span></text:p>
      <text:p text:style-name="Standard"><text:span text:style-name="T151">"</text:span><text:span text:style-name="T152">glu</text:span><text:span text:style-name="T153">32.</text:span><text:span text:style-name="T154">lib</text:span><text:span text:style-name="T155">"</text:span></text:p>
      <text:p text:style-name="Standard"><text:span text:style-name="T156">3.Кидаем все .</text:span><text:span text:style-name="T157">cpp</text:span><text:span text:style-name="T158"><text:s/></text:span><text:span text:style-name="T159">файлы в проект.</text:span></text:p>
      <text:p text:style-name="P160"/>
      <text:p text:style-name="P161"/>
      <text:p text:style-name="Standard"><text:span text:style-name="T162">3.</text:span><text:span text:style-name="T163">TMX</text:span><text:span text:style-name="T164">2:<text:s/></text:span><text:span text:style-name="T165">просто кидаем файлы в проект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5256in"/>
          <style:tab-stop style:type="right" style:position="7.052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6666in" fo:margin-bottom="0.7875in" fo:margin-right="0.7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ellNout</dc:creator>
    <meta:creation-date>2017-10-20T23:40:00Z</meta:creation-date>
    <dc:date>2023-04-01T20:15:00Z</dc:date>
    <meta:template xlink:href="Normal" xlink:type="simple"/>
    <meta:editing-cycles>4</meta:editing-cycles>
    <meta:editing-duration>PT32640S</meta:editing-duration>
    <meta:document-statistic meta:page-count="1" meta:paragraph-count="2" meta:word-count="186" meta:character-count="1245" meta:row-count="8" meta:non-whitespace-character-count="1061"/>
  </office:meta>
</office:document-meta>
</file>